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306cm" fo:min-width="5.088cm"/>
    </style:style>
    <style:style style:name="gr2" style:family="graphic" style:parent-style-name="standard">
      <style:graphic-properties draw:fill-color="#ccccff" draw:textarea-horizontal-align="justify" draw:textarea-vertical-align="middle" draw:auto-grow-height="false" fo:min-height="3.306cm" fo:min-width="5.08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cccc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3" draw:id="id3" draw:layer="layout" svg:width="5.588cm" svg:height="3.556cm" svg:x="5.334cm" svg:y="6.096cm">
          <text:p text:style-name="P1">Group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588cm" svg:height="3.556cm" svg:x="5.334cm" svg:y="11.176cm">
          <text:p text:style-name="P1">Sess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588cm" svg:height="3.556cm" svg:x="13.716cm" svg:y="11.176cm">
          <text:p text:style-name="P1">Drill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588cm" svg:height="3.556cm" svg:x="13.716cm" svg:y="6.096cm">
          <text:p text:style-name="P1">Person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588cm" svg:height="3.556cm" svg:x="9.144cm" svg:y="1.524cm">
          <text:p text:style-name="P1">Person<text:line-break/>Group<text:line-break/>Mapping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5.588cm" svg:height="3.556cm" svg:x="20.574cm" svg:y="11.176cm">
          <text:p text:style-name="P1">Tags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5.588cm" svg:height="3.556cm" svg:x="17.018cm" svg:y="16.51cm">
          <text:p text:style-name="P1">Drill<text:line-break/>Tag<text:line-break/>Mapping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6.51cm" svg:y1="6.096cm" svg:x2="14.732cm" svg:y2="3.302cm" draw:start-shape="id1" draw:start-glue-point="0" draw:end-shape="id2" draw:end-glue-point="1" svg:d="M16510 6096v-2794h-1778" svg:viewBox="0 0 1779 2795">
          <text:p/>
        </draw:connector>
        <draw:connector draw:style-name="gr3" draw:text-style-name="P3" draw:layer="layout" svg:x1="8.128cm" svg:y1="6.096cm" svg:x2="9.144cm" svg:y2="3.302cm" draw:start-shape="id3" draw:start-glue-point="0" draw:end-shape="id2" draw:end-glue-point="3" svg:d="M8128 6096v-2794h1016" svg:viewBox="0 0 1017 2795">
          <text:p/>
        </draw:connector>
        <draw:connector draw:style-name="gr3" draw:text-style-name="P3" draw:layer="layout" svg:x1="8.128cm" svg:y1="11.176cm" svg:x2="8.128cm" svg:y2="9.652cm" draw:start-shape="id4" draw:start-glue-point="0" draw:end-shape="id3" draw:end-glue-point="2" svg:d="M8128 11176v-1524" svg:viewBox="0 0 1 1525">
          <text:p/>
        </draw:connector>
        <draw:connector draw:style-name="gr3" draw:text-style-name="P3" draw:layer="layout" svg:x1="16.51cm" svg:y1="14.732cm" svg:x2="19.812cm" svg:y2="16.51cm" draw:start-shape="id5" draw:end-shape="id6" svg:d="M16510 14732v889h3302v889" svg:viewBox="0 0 3303 1779">
          <text:p/>
        </draw:connector>
        <draw:connector draw:style-name="gr3" draw:text-style-name="P3" draw:layer="layout" svg:x1="23.368cm" svg:y1="14.732cm" svg:x2="19.812cm" svg:y2="16.51cm" draw:start-shape="id7" draw:end-shape="id6" svg:d="M23368 14732v889h-3556v889" svg:viewBox="0 0 3557 1779">
          <text:p/>
        </draw:connector>
        <draw:connector draw:style-name="gr3" draw:text-style-name="P3" draw:layer="layout" svg:x1="13.716cm" svg:y1="12.954cm" svg:x2="10.922cm" svg:y2="12.954cm" draw:start-shape="id5" draw:start-glue-point="3" draw:end-shape="id4" draw:end-glue-point="1" svg:d="M13716 12954h-2794" svg:viewBox="0 0 2795 1">
          <text:p/>
        </draw:connector>
        <draw:custom-shape draw:style-name="gr2" draw:text-style-name="P2" xml:id="id8" draw:id="id8" draw:layer="layout" svg:width="5.588cm" svg:height="3.556cm" svg:x="9.144cm" svg:y="16.51cm">
          <text:p text:style-name="P1">Category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4.732cm" svg:y1="18.288cm" svg:x2="14.732cm" svg:y2="18.288cm" draw:start-shape="id8" draw:end-shape="id8" svg:d="M14732 18288z" svg:viewBox="0 0 1 1">
          <text:p/>
        </draw:connector>
        <draw:connector draw:style-name="gr3" draw:text-style-name="P3" draw:layer="layout" svg:x1="11.938cm" svg:y1="16.51cm" svg:x2="16.51cm" svg:y2="14.732cm" draw:start-shape="id8" draw:end-shape="id5" draw:end-glue-point="2" svg:d="M11938 16510v-889h4572v-889" svg:viewBox="0 0 4573 1779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5T16:15:42.328493048</meta:creation-date>
    <dc:date>2017-01-29T20:30:28.268953041</dc:date>
    <meta:editing-duration>PT3H43M9S</meta:editing-duration>
    <meta:editing-cycles>5</meta:editing-cycles>
    <meta:generator>LibreOffice/5.1.4.2$Linux_X86_64 LibreOffice_project/10m0$Build-2</meta:generator>
    <meta:document-statistic meta:object-count="43"/>
  </office:meta>
</office:document-meta>
</file>